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Value.getLo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seValue.setStreamConsum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seValue.getD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aseValu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Value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Value.get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Value.getStrea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aseValue.getDou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seValue.BaseValue(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Value.setValueConsum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